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Tabla1" style:family="table">
      <style:table-properties style:width="15.572cm" fo:margin-left="0cm" fo:margin-top="0cm" fo:margin-bottom="0cm" table:align="left" style:writing-mode="lr-tb"/>
    </style:style>
    <style:style style:name="Tabla1.A" style:family="table-column">
      <style:table-column-properties style:column-width="7.786cm"/>
    </style:style>
    <style:style style:name="Tabla1.B" style:family="table-column">
      <style:table-column-properties style:column-width="7.78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P1" style:family="paragraph" style:parent-style-name="List_20_Paragraph" style:list-style-name="WWNum2"/>
    <style:style style:name="P2" style:family="paragraph" style:parent-style-name="List_20_Paragraph" style:list-style-name="WWNum3"/>
    <style:style style:name="P3"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4" style:family="paragraph" style:parent-style-name="Standard">
      <style:text-properties style:font-name="Arial" fo:font-size="12pt" style:font-size-asian="12pt" style:font-name-complex="Arial1"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1"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master-page-name="Standard">
      <style:paragraph-properties style:page-number="auto"/>
    </style:style>
    <style:style style:name="P10" style:family="paragraph" style:parent-style-name="Standard_20__28_user_29_">
      <style:paragraph-properties fo:text-align="justify" style:justify-single-word="false"/>
    </style:style>
    <style:style style:name="P11" style:family="paragraph" style:parent-style-name="Standard_20__28_user_29_">
      <style:paragraph-properties fo:line-height="150%" fo:text-align="justify" style:justify-single-word="false"/>
    </style:style>
    <style:style style:name="P12" style:family="paragraph" style:parent-style-name="Standard_20__28_user_29_">
      <style:paragraph-properties fo:line-height="150%" fo:text-align="justify" style:justify-single-word="false"/>
      <style:text-properties style:font-name="Times New Roman"/>
    </style:style>
    <style:style style:name="P13" style:family="paragraph" style:parent-style-name="Standard_20__28_user_29_" style:list-style-name="WWNum1">
      <style:paragraph-properties fo:line-height="200%" fo:text-align="justify" style:justify-single-word="false"/>
    </style:style>
    <style:style style:name="P14" style:family="paragraph" style:parent-style-name="Standard_20__28_user_29_" style:list-style-name="WWNum1">
      <style:paragraph-properties fo:line-height="200%"/>
    </style:style>
    <style:style style:name="T1" style:family="text">
      <style:text-properties style:font-name="Arial" fo:font-size="12pt" fo:font-weight="bold" style:font-size-asian="12pt" style:font-weight-asian="bold" style:font-name-complex="Arial1" style:font-size-complex="12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Times New Roman"/>
    </style:style>
    <style:style style:name="T4" style:family="text">
      <style:text-properties officeooo:rsid="0017ca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Introducción</text:span></text:p>
      <text:p text:style-name="P10">La necesidad de usar un software cada vez es más recurrente en las medianas y pequeñas empresas. Surge la necesidad de automatizar información, cada negocio poco a poco opta por comprar o hacerse de un sistema que le ayude a mejorar el manejo de su información. Por eso el desarrollo de software cada vez es más importante, cabe mencionar que requiere de otras áreas para complementarse y así poder realizar un buen sistema, una de ellas es la ingeniería de software, que es la encargada de ofrecer métodos y técnicas para desarrollar y mantener software de calidad.</text:p>
      <text:p text:style-name="P10">Es aquí donde entra lo que es la especificación de requisitos de software, que se refiere a la descripción completa del comportamiento del sistema que se va a desarrollar.</text:p>
      <text:p text:style-name="P10"/>
      <text:p text:style-name="P10">A continuación, se presenta el avance de la especificación de requisitos de software aplicándolo en un sistema punto de ventas de una ferretería. Esta especificación de requerimientos es creada para ser un conjunto de información que ayude a los desarrolladores del sistema a entender y analizar todos los requerimientos y requisitos que el cliente desea. Además, es un informe útil para que el cliente final describa cuales son las necesidades que requiere dentro de su negocio, para así tener una mejor visión de lo que se va a realizar.</text:p>
      <text:p text:style-name="P10"/>
      <text:p text:style-name="P10">También se describirá todas la interfaces del sistema. Se incluirán los estudios de viabilidad y Factibilidad para encontrar la solución <text:span text:style-name="T4">á</text:span>ptima del proyecto y así mismo el análisis de posibles riesgos que pueda llevar.</text:p>
      <text:p text:style-name="P3"/>
      <text:p text:style-name="Standard"><text:span text:style-name="T1">Propósito</text:span></text:p>
      <text:p text:style-name="P10">Definir y presentar de forma ordenada los requisitos y especificaciones que deberá cumplir el software a construir, el cual permitirá hacer una gestión de las actividades y emitir diferentes funciones de la ferretería. Esto consistirá en una resolución de problemas desde lo más primordial hasta las cuestiones básicas como las operaciones que se realizan al momento te generar una compra.</text:p>
      <text:p text:style-name="P10">Además, el objetivo de esta especificación es definir de manera clara y precisa las funcionalidades y restricciones que tendrá el sistema que se desea construir, y va dirigida al equipo de desarrollo de software y a las personas que harán uso del sistema. <text:s/></text:p>
      <text:p text:style-name="P10"/>
      <text:p text:style-name="P10">Este documento será un medio de comunicación entre cada uno de los roles implicados en el desarrollo de software y por lo mismo está sujeto a revisiones, tanto de los desarrolladores como de los usuarios, hasta obtener su aprobación. En cuanto esto ocurra el documento funcionará como base al equipo de desarrollo para la construcción del nuevo sistema. </text:p>
      <text:p text:style-name="P3"/>
      <text:p text:style-name="Standard"><text:span text:style-name="T1">Alcance (ámbito del proyecto)</text:span></text:p>
      <text:p text:style-name="P11"><text:span text:style-name="T3">Con los avances de la tecnología cada vez es más necesario automatizar datos en diferentes áreas, Con esto surge la necesidad de crear un sistema para tener un mejor manejo de la </text:span><text:soft-page-break/><text:span text:style-name="T3">información. En este caso el sistema lleva por nombre FERRI-MAX, en ella se busca desarrollar e implementar una aplicación de escritorio que servirá para gestionar los datos de un punto de venta, esta se basará en una ferretería. Además, que tenga la finalidad de fortalecer su área de las tecnologías de gestión de datos.</text:span></text:p>
      <text:p text:style-name="P12"/>
      <text:p text:style-name="P11"><text:span text:style-name="T3">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 el sistema de ventas de una manera muy bien estructurada, organizada e intuitiva, con la finalidad de hacerlo entendible y fácil de manejar para los usuarios.</text:span></text:p>
      <text:p text:style-name="P11"><text:span text:style-name="T3"><text:s/></text:span></text:p>
      <text:p text:style-name="P11"><text:span text:style-name="T3"><text:s text:c="2"/></text:span></text:p>
      <text:p text:style-name="P11"><text:span text:style-name="T3">Gracias al desarrollo de FERRI-MAX se espera:</text:span></text:p>
      <text:p text:style-name="P12"/>
      <text:list xml:id="list2340256341" text:style-name="WWNum1">
        <text:list-item>
          <text:p text:style-name="P13"><text:span text:style-name="T3">Un mejoramiento en gestión de ventas.</text:span></text:p>
        </text:list-item>
        <text:list-item>
          <text:p text:style-name="P13"><text:span text:style-name="T3">Un mayor control en los productos.</text:span></text:p>
        </text:list-item>
        <text:list-item>
          <text:p text:style-name="P13"><text:span text:style-name="T3">Un mejoramiento en reporte de ventas.</text:span></text:p>
        </text:list-item>
        <text:list-item>
          <text:p text:style-name="P13"><text:span text:style-name="T3">Un control de ingresos.</text:span></text:p>
        </text:list-item>
        <text:list-item>
          <text:p text:style-name="P13"><text:span text:style-name="T3">Mejorar la seguridad del sistema.</text:span></text:p>
        </text:list-item>
        <text:list-item>
          <text:p text:style-name="P13"><text:span text:style-name="T3">Un mejor servicio del sistema.</text:span></text:p>
        </text:list-item>
        <text:list-item>
          <text:p text:style-name="P13"><text:span text:style-name="T3">Un mejor servicio al cliente.</text:span></text:p>
        </text:list-item>
        <text:list-item>
          <text:p text:style-name="P13"><text:span text:style-name="T3">Agilizar el proceso de ventas.</text:span></text:p>
        </text:list-item>
        <text:list-item>
          <text:p text:style-name="P13"><text:span text:style-name="T3">Facilitar el trabajo del administrador y del dueño del negocio.</text:span></text:p>
        </text:list-item>
        <text:list-item>
          <text:p text:style-name="P14"><text:span text:style-name="T3">Tener guardada de forma segura toda la información del sistema.</text:span></text:p>
        </text:list-item>
        <text:list-item>
          <text:p text:style-name="P14"><text:span text:style-name="T3">Qué el sistema sea fácil de usar.</text:span></text:p>
        </text:list-item>
        <text:list-item>
          <text:p text:style-name="P14"><text:span text:style-name="T3">Qué los usuarios puedan acceder a sus funciones establecidas</text:span></text:p>
        </text:list-item>
      </text:list>
      <text:p text:style-name="P12"><text:soft-page-break/></text:p>
      <text:p text:style-name="P12"/>
      <text:p text:style-name="P11"><text:span text:style-name="T3">Por otra parte, se buscará que el sistema no cuente con errores, o con fallas a la hora de ejecutarse, todo esto a través de un buen diseño y una buena programación, así como el buen uso de la base de datos. Se deberá hacer un buen uso de las distintas herramientas que se llegarán a ocupar durante el desarrollo del sistema, la finalidad es tener un sistema eficiente, rápido y que sea de calidad.</text:span></text:p>
      <text:p text:style-name="P12"/>
      <text:p text:style-name="P11"><text:span text:style-name="T3">Las utilidades de este proyecto estarán basadas conforme a las necesidades del usuario, principalmente tendrá una función que como objetivo hará que el inventario se mantenga actualizado de forma continua. Para esto el usuario tendrá que ingresar los datos de los productos, estos podrían ser cantidad de producto, precio, entre otros datos acerca del producto y esta función también nos ayudará a revisar cuantos productos hay en existencia o saber cuáles son las necesidades en mercancía en ese momento. Esto garantizará un ahorro de tiempo porque ya no se tendrá que revisar los productos uno por uno de manera física.</text:span></text:p>
      <text:p text:style-name="P12"/>
      <text:p text:style-name="P11"><text:span text:style-name="T3">También tenemos la función de consultar productos, esta consiste en que se pueda ver las características detalladas de cada producto de una manera agradable para el usuario.</text:span></text:p>
      <text:p text:style-name="P11"><text:span text:style-name="T3">Otra función es la de consultar ventas, esta mostrará una ventana emergente la cual ayudará a visualizar las ventas que se realizaron por fecha y el monto de dinero que se pagó en ese momento.</text:span></text:p>
      <text:p text:style-name="P12"/>
      <text:p text:style-name="P11"><text:span text:style-name="T3">En la parte de la función de ayuda nos mostrará algunos consejos para el usuario y además de ello los colaboradores que realizaron dicho sistema de ventas. Por otra parte, tenemos la función de ventas que consiste en sacar el resultado de la cuenta que se realizó, esto consistirá en sumar la cantidad a pagar por el cliente y se le solicitará al usuario con cuánto dinero pagó el cliente esto de modo que retorne el cambio.</text:span></text:p>
      <text:p text:style-name="P11"><text:span text:style-name="T3">Los registros de usuarios consistirán en crear y eliminar usuarios de esta manera se podrán generar nuevos accesos al sistema para controlar las funciones de cada usuario del sistema, </text:span><text:soft-page-break/><text:span text:style-name="T3">ya sea el dueño o los <text:line-break/>trabajadores de la ferretería.</text:span></text:p>
      <text:p text:style-name="P5"/>
      <text:p text:style-name="Standard"><text:span text:style-name="T1">Personal involucrado </text:span></text:p>
      <table:table table:name="Tabla1" table:style-name="Tabla1">
        <table:table-column table:style-name="Tabla1.A"/>
        <table:table-column table:style-name="Tabla1.B"/>
        <table:table-row table:style-name="Tabla1.1">
          <table:table-cell table:style-name="Tabla1.A1" office:value-type="string">
            <text:p text:style-name="P7"><text:span text:style-name="T1">Nombre</text:span></text:p>
          </table:table-cell>
          <table:table-cell table:style-name="Tabla1.A1" office:value-type="string">
            <text:p text:style-name="P8"><text:span text:style-name="T1">Rol</text:span></text:p>
          </table:table-cell>
        </table:table-row>
        <table:table-row table:style-name="Tabla1.1">
          <table:table-cell table:style-name="Tabla1.A1" office:value-type="string">
            <text:p text:style-name="P7"><text:span text:style-name="T2">Vicente Leonel Vásquez Hernández <text:s text:c="21"/></text:span></text:p>
          </table:table-cell>
          <table:table-cell table:style-name="Tabla1.A1" office:value-type="string">
            <text:p text:style-name="P8"><text:span text:style-name="T2">Líder del Equipo</text:span></text:p>
          </table:table-cell>
        </table:table-row>
        <table:table-row table:style-name="Tabla1.1">
          <table:table-cell table:style-name="Tabla1.A1" office:value-type="string">
            <text:p text:style-name="P7"><text:span text:style-name="T2">Germán Vásquez Santiago <text:s text:c="36"/></text:span></text:p>
          </table:table-cell>
          <table:table-cell table:style-name="Tabla1.A1" office:value-type="string">
            <text:p text:style-name="P8"><text:span text:style-name="T2">Desarrollador</text:span></text:p>
          </table:table-cell>
        </table:table-row>
        <table:table-row table:style-name="Tabla1.1">
          <table:table-cell table:style-name="Tabla1.A1" office:value-type="string">
            <text:p text:style-name="P7"><text:span text:style-name="T2">Gamaliel Silva López <text:s/></text:span></text:p>
          </table:table-cell>
          <table:table-cell table:style-name="Tabla1.A1" office:value-type="string">
            <text:p text:style-name="P8"><text:span text:style-name="T2">Auxiliar</text:span></text:p>
          </table:table-cell>
        </table:table-row>
        <table:table-row table:style-name="Tabla1.1">
          <table:table-cell table:style-name="Tabla1.A1" office:value-type="string">
            <text:p text:style-name="P7"><text:span text:style-name="T2">M.T.C.A. Rolando Pedro Gabriel</text:span></text:p>
          </table:table-cell>
          <table:table-cell table:style-name="Tabla1.A1" office:value-type="string">
            <text:p text:style-name="P8"><text:span text:style-name="T2">Usuario final</text:span></text:p>
          </table:table-cell>
        </table:table-row>
        <table:table-row table:style-name="Tabla1.1">
          <table:table-cell table:style-name="Tabla1.A1" office:value-type="string">
            <text:p text:style-name="P7"><text:span text:style-name="T2">M.C.C. Lirio Ruiz Guerra</text:span></text:p>
          </table:table-cell>
          <table:table-cell table:style-name="Tabla1.A1" office:value-type="string">
            <text:p text:style-name="P8"><text:span text:style-name="T2">Vendedora</text:span></text:p>
          </table:table-cell>
        </table:table-row>
        <table:table-row table:style-name="Tabla1.1">
          <table:table-cell table:style-name="Tabla1.A1" office:value-type="string">
            <text:p text:style-name="P7"><text:span text:style-name="T2">M.T.E. Everardo de Jesús Pacheco Antonio</text:span></text:p>
          </table:table-cell>
          <table:table-cell table:style-name="Tabla1.A1" office:value-type="string">
            <text:p text:style-name="P8"><text:span text:style-name="T2">Clientes</text:span></text:p>
            <text:p text:style-name="P6"/>
          </table:table-cell>
        </table:table-row>
      </table:table>
      <text:p text:style-name="P3"/>
      <text:p text:style-name="P4"/>
      <text:p text:style-name="Standard"><text:span text:style-name="T2">Estudios de viabilidad </text:span></text:p>
      <text:list xml:id="list915681850" text:style-name="WWNum2">
        <text:list-item>
          <text:p text:style-name="P1"><text:span text:style-name="T2">Técnica</text:span></text:p>
        </text:list-item>
        <text:list-item>
          <text:p text:style-name="P1"><text:span text:style-name="T2">Económica </text:span></text:p>
        </text:list-item>
      </text:list>
      <text:p text:style-name="Standard"><text:span text:style-name="T2">Factibilidad </text:span></text:p>
      <text:list xml:id="list3497700299" text:style-name="WWNum3">
        <text:list-item>
          <text:p text:style-name="P2"><text:span text:style-name="T2">Técnica </text:span></text:p>
        </text:list-item>
        <text:list-item>
          <text:p text:style-name="P2"><text:span text:style-name="T2">Económica </text:span></text:p>
        </text:list-item>
      </text:list>
      <text:p text:style-name="P4"/>
      <text:p text:style-name="P4"/>
      <text:p text:style-name="Standard"><text:span text:style-name="T2"><text:s text:c="4"/></text:span><text:span text:style-name="T1"><text:s text:c="60"/></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503cm"/>
        </style:list-level-properties>
        <style:text-properties style:font-name="Wingdings"/>
      </text:list-level-style-bullet>
      <text:list-level-style-bullet text:level="2" text:style-name="ListLabel_20_13" text:bullet-char="o">
        <style:list-level-properties text:list-level-position-and-space-mode="label-alignment">
          <style:list-level-label-alignment text:label-followed-by="listtab" fo:text-indent="-0.635cm" fo:margin-left="2.773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043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313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583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853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123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39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6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ERMAN</meta:initial-creator>
    <meta:editing-cycles>3</meta:editing-cycles>
    <meta:creation-date>2021-10-27T17:56:00</meta:creation-date>
    <dc:date>2021-10-27T13:09:54.285408971</dc:date>
    <meta:editing-duration>PT3M41S</meta:editing-duration>
    <meta:generator>LibreOffice/6.4.7.2$Linux_X86_64 LibreOffice_project/40$Build-2</meta:generator>
    <meta:document-statistic meta:table-count="1" meta:image-count="0" meta:object-count="0" meta:page-count="4" meta:paragraph-count="55" meta:word-count="1074" meta:character-count="6544" meta:non-whitespace-character-count="54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